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00D0000000F4EF4C95399DB8AD3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P2" style:family="paragraph" style:parent-style-name="Standard">
      <style:text-properties officeooo:paragraph-rsid="00077aad"/>
    </style:style>
    <style:style style:name="P3" style:family="paragraph" style:parent-style-name="Standard">
      <style:text-properties style:text-underline-style="none" officeooo:rsid="0005cba9" officeooo:paragraph-rsid="00077aad"/>
    </style:style>
    <style:style style:name="P4" style:family="paragraph" style:parent-style-name="Standard">
      <style:text-properties style:text-underline-style="none" officeooo:rsid="0008e307" officeooo:paragraph-rsid="0008e307"/>
    </style:style>
    <style:style style:name="P5" style:family="paragraph" style:parent-style-name="Standard">
      <style:text-properties style:text-underline-style="none" officeooo:rsid="000ea118" officeooo:paragraph-rsid="000ea118"/>
    </style:style>
    <style:style style:name="P6" style:family="paragraph" style:parent-style-name="Standard">
      <style:text-properties style:text-underline-style="none" officeooo:rsid="000b2709" officeooo:paragraph-rsid="000b2709"/>
    </style:style>
    <style:style style:name="P7" style:family="paragraph" style:parent-style-name="Standard">
      <style:text-properties style:text-underline-style="none" officeooo:rsid="000b2709" officeooo:paragraph-rsid="0018fc57"/>
    </style:style>
    <style:style style:name="P8" style:family="paragraph" style:parent-style-name="Standard">
      <style:text-properties style:text-underline-style="none" officeooo:rsid="001cc0cb" officeooo:paragraph-rsid="001cc0cb"/>
    </style:style>
    <style:style style:name="P9" style:family="paragraph" style:parent-style-name="Standard">
      <style:text-properties officeooo:paragraph-rsid="000b2709"/>
    </style:style>
    <style:style style:name="P10" style:family="paragraph" style:parent-style-name="Standard">
      <style:text-properties officeooo:paragraph-rsid="000ea118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text-properties officeooo:paragraph-rsid="0018fc57"/>
    </style:style>
    <style:style style:name="P13" style:family="paragraph" style:parent-style-name="Standard">
      <style:text-properties officeooo:paragraph-rsid="002245df"/>
    </style:style>
    <style:style style:name="P14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P15" style:family="paragraph" style:parent-style-name="Heading_20_1">
      <style:text-properties style:text-underline-style="solid" style:text-underline-width="auto" style:text-underline-color="font-color"/>
    </style:style>
    <style:style style:name="P16" style:family="paragraph" style:parent-style-name="Heading_20_2">
      <style:text-properties officeooo:paragraph-rsid="000d028c"/>
    </style:style>
    <style:style style:name="P17" style:family="paragraph" style:parent-style-name="Heading_20_2">
      <style:text-properties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8" style:family="paragraph" style:parent-style-name="Heading_20_2" style:master-page-name="First_20_Page">
      <style:paragraph-properties style:page-number="auto"/>
    </style:style>
    <style:style style:name="P19" style:family="paragraph" style:parent-style-name="Standard" style:list-style-name="L1">
      <style:text-properties officeooo:paragraph-rsid="000943a0"/>
    </style:style>
    <style:style style:name="P20" style:family="paragraph" style:parent-style-name="Standard" style:list-style-name="L1">
      <style:text-properties officeooo:paragraph-rsid="000b2709"/>
    </style:style>
    <style:style style:name="P21" style:family="paragraph" style:parent-style-name="Standard" style:list-style-name="L2">
      <style:text-properties style:text-underline-style="none" officeooo:rsid="000b2709" officeooo:paragraph-rsid="000b2709"/>
    </style:style>
    <style:style style:name="P22" style:family="paragraph" style:parent-style-name="Standard" style:list-style-name="L2">
      <style:text-properties style:text-underline-style="none" officeooo:rsid="0011b788" officeooo:paragraph-rsid="0012b256"/>
    </style:style>
    <style:style style:name="P23" style:family="paragraph" style:parent-style-name="Standard" style:list-style-name="L2">
      <style:text-properties style:text-underline-style="none" officeooo:rsid="00209961" officeooo:paragraph-rsid="00209961"/>
    </style:style>
    <style:style style:name="P24" style:family="paragraph" style:parent-style-name="Standard" style:list-style-name="L3">
      <style:text-properties style:text-underline-style="none" officeooo:rsid="000cc578" officeooo:paragraph-rsid="000cc578"/>
    </style:style>
    <style:style style:name="P25" style:family="paragraph" style:parent-style-name="Standard" style:list-style-name="L3">
      <style:text-properties style:text-underline-style="none" officeooo:rsid="0020f611" officeooo:paragraph-rsid="0020f611"/>
    </style:style>
    <style:style style:name="P26" style:family="paragraph" style:parent-style-name="Standard" style:list-style-name="L4">
      <style:text-properties style:text-underline-style="none" officeooo:rsid="000ea118" officeooo:paragraph-rsid="000ea118"/>
    </style:style>
    <style:style style:name="P27" style:family="paragraph" style:parent-style-name="Standard" style:list-style-name="L4">
      <style:text-properties style:text-underline-style="none" officeooo:rsid="000ddf21" officeooo:paragraph-rsid="000ddf21"/>
    </style:style>
    <style:style style:name="P28" style:family="paragraph" style:parent-style-name="Standard" style:list-style-name="L5">
      <style:text-properties style:text-underline-style="none" officeooo:rsid="001a3235" officeooo:paragraph-rsid="001a3235"/>
    </style:style>
    <style:style style:name="P29" style:family="paragraph" style:parent-style-name="Standard" style:list-style-name="L5">
      <style:text-properties style:text-underline-style="none" officeooo:rsid="001b5ebe" officeooo:paragraph-rsid="001b5ebe"/>
    </style:style>
    <style:style style:name="P30" style:family="paragraph" style:parent-style-name="Standard" style:list-style-name="L5">
      <style:text-properties style:text-underline-style="none" officeooo:rsid="001cc0cb" officeooo:paragraph-rsid="001cc0cb"/>
    </style:style>
    <style:style style:name="P31" style:family="paragraph" style:parent-style-name="Standard" style:list-style-name="L6">
      <style:text-properties style:text-underline-style="none" officeooo:rsid="001cc0cb" officeooo:paragraph-rsid="001da726"/>
    </style:style>
    <style:style style:name="P32" style:family="paragraph" style:parent-style-name="Standard" style:list-style-name="L6">
      <style:text-properties style:text-underline-style="none" officeooo:rsid="001da726" officeooo:paragraph-rsid="001da726"/>
    </style:style>
    <style:style style:name="P33" style:family="paragraph" style:parent-style-name="Standard" style:list-style-name="L7">
      <style:text-properties style:text-underline-style="none" officeooo:rsid="0023dc9a" officeooo:paragraph-rsid="0023dc9a"/>
    </style:style>
    <style:style style:name="P34" style:family="paragraph" style:parent-style-name="Standard" style:list-style-name="L3">
      <style:text-properties officeooo:rsid="000cc578" officeooo:paragraph-rsid="000cc578"/>
    </style:style>
    <style:style style:name="P35" style:family="paragraph" style:parent-style-name="Standard" style:list-style-name="L7">
      <style:text-properties officeooo:rsid="0023dc9a" officeooo:paragraph-rsid="0023dc9a"/>
    </style:style>
    <style:style style:name="P36" style:family="paragraph" style:parent-style-name="Text_20_body" style:list-style-name="L8">
      <style:paragraph-properties fo:margin-top="0in" fo:margin-bottom="0in" loext:contextual-spacing="false"/>
      <style:text-properties officeooo:rsid="0018fc57" officeooo:paragraph-rsid="0018fc57"/>
    </style:style>
    <style:style style:name="P37" style:family="paragraph">
      <style:paragraph-properties fo:text-align="center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-color="#b2b2b2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-color="#b2b2b2"/>
      <style:paragraph-properties style:writing-mode="lr-tb"/>
    </style:style>
    <style:style style:name="T1" style:family="text">
      <style:text-properties officeooo:rsid="0002fd8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fd8a"/>
    </style:style>
    <style:style style:name="T4" style:family="text">
      <style:text-properties style:text-underline-style="none" officeooo:rsid="00048c6f"/>
    </style:style>
    <style:style style:name="T5" style:family="text">
      <style:text-properties style:text-underline-style="none" officeooo:rsid="0005be55"/>
    </style:style>
    <style:style style:name="T6" style:family="text">
      <style:text-properties style:text-underline-style="none" officeooo:rsid="0005cba9"/>
    </style:style>
    <style:style style:name="T7" style:family="text">
      <style:text-properties style:text-underline-style="none" officeooo:rsid="00077aad"/>
    </style:style>
    <style:style style:name="T8" style:family="text">
      <style:text-properties style:text-underline-style="none" officeooo:rsid="0008e307"/>
    </style:style>
    <style:style style:name="T9" style:family="text">
      <style:text-properties style:text-underline-style="none" officeooo:rsid="000943a0"/>
    </style:style>
    <style:style style:name="T10" style:family="text">
      <style:text-properties style:text-underline-style="none" officeooo:rsid="000962fa"/>
    </style:style>
    <style:style style:name="T11" style:family="text">
      <style:text-properties style:text-underline-style="none" officeooo:rsid="0009b54d"/>
    </style:style>
    <style:style style:name="T12" style:family="text">
      <style:text-properties style:text-underline-style="none" officeooo:rsid="000b2709"/>
    </style:style>
    <style:style style:name="T13" style:family="text">
      <style:text-properties style:text-underline-style="none" officeooo:rsid="000b4e6a"/>
    </style:style>
    <style:style style:name="T14" style:family="text">
      <style:text-properties style:text-underline-style="none" officeooo:rsid="000b86b1"/>
    </style:style>
    <style:style style:name="T15" style:family="text">
      <style:text-properties style:text-underline-style="none" officeooo:rsid="000d028c"/>
    </style:style>
    <style:style style:name="T16" style:family="text">
      <style:text-properties style:text-underline-style="none" officeooo:rsid="000ea118"/>
    </style:style>
    <style:style style:name="T17" style:family="text">
      <style:text-properties style:text-underline-style="none" officeooo:rsid="00102378"/>
    </style:style>
    <style:style style:name="T18" style:family="text">
      <style:text-properties style:text-underline-style="none" officeooo:rsid="0010b5da"/>
    </style:style>
    <style:style style:name="T19" style:family="text">
      <style:text-properties style:text-underline-style="none" officeooo:rsid="002245df"/>
    </style:style>
    <style:style style:name="T20" style:family="text">
      <style:text-properties style:text-underline-style="none" officeooo:rsid="001cc0cb"/>
    </style:style>
    <style:style style:name="T21" style:family="text">
      <style:text-properties style:text-underline-style="none" officeooo:rsid="002380d6"/>
    </style:style>
    <style:style style:name="T22" style:family="text">
      <style:text-properties style:text-underline-style="none" officeooo:rsid="00244e97"/>
    </style:style>
    <style:style style:name="T23" style:family="text">
      <style:text-properties officeooo:rsid="0018fc57"/>
    </style:style>
    <style:style style:name="T24" style:family="text">
      <style:text-properties officeooo:rsid="0019212e"/>
    </style:style>
    <style:style style:name="T25" style:family="text">
      <style:text-properties officeooo:rsid="001a3235"/>
    </style:style>
    <style:style style:name="T26" style:family="text">
      <style:text-properties officeooo:rsid="001b5e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2b2b2" draw:textarea-horizontal-align="justify" draw:textarea-vertical-align="middle" draw:auto-grow-height="false" fo:min-height="0.252in" fo:min-width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" draw:marker-end="Arrowheads_20_1" draw:fill="none" draw:fill-color="#ffffff" fo:min-height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Overview</text:h>
      <text:p text:style-name="P2"><text:span text:style-name="T3"><text:tab/>ဤWebsite သည် အခြား Online Shopping Website များမှ ဝယ်လိုသော product link</text:span><text:span text:style-name="T4"> များ</text:span><text:span text:style-name="T6">ကို</text:span><text:span text:style-name="T4"> လ</text:span><text:span text:style-name="T5">ိုအပ်သော</text:span><text:span text:style-name="T4">အချက်အလက်မျာ</text:span><text:span text:style-name="T6">းနှင့်တကွ</text:span><text:span text:style-name="T4">ဖြည့်သွင်း</text:span><text:span text:style-name="T5">၍</text:span><text:span text:style-name="T4"> </text:span><text:span text:style-name="T6">Order</text:span><text:span text:style-name="T4"> တင် </text:span><text:span text:style-name="T5">ဝယ်ယူရသော Websiteဖြစ်သည်။ ဤWebsite တွင် Customer Account များ</text:span><text:span text:style-name="T7">ကို </text:span><text:span text:style-name="T5">Admin မှ တည်ဆောက်ပေးခြင်း၊ Customer membership(Sliver, Gold, Platinum, <text:s/>Diamond) များသတ်မှတ်ခြင်း၊ </text:span><text:span text:style-name="T6">Customer ၏ Deposit Amount(Balance) and Points များစီမံခြင်း၊ <text:s/>Order and Product Shipping Status များနှင့်</text:span><text:span text:style-name="T7">ပ</text:span><text:span text:style-name="T6">တ်သတ်၍ Customer နှင့် Admin ကြား ဆက်သွယ်ပြောဆိုနိုင်သောလုပ်ဆောင်ချက် စသည်များပါဝင်သည်။</text:span></text:p>
      <text:p text:style-name="P3"/>
      <text:h text:style-name="Heading_20_1" text:outline-level="1"><text:span text:style-name="T6">S</text:span><text:span text:style-name="T2">cenarios</text:span></text:h>
      <text:p text:style-name="P4"><text:tab/>ဤWebsite တွင် User အနေဖြင့် Admin နှင့် Customer နှစ်မျိုးပါဝင်သည်။</text:p>
      <text:list xml:id="list2986157147" text:style-name="L1">
        <text:list-item>
          <text:p text:style-name="P19"><text:span text:style-name="T8">Admin သည် သက်ဆိုင်ရာ Username၊ Password တို့ကိုသုံး၍ Login ဝင်ရောက်ရမည်။ ထို့နောက် Dashboard Screen တွင်ဖော်ပြ</text:span><text:span text:style-name="T10">ထားသော</text:span><text:span text:style-name="T8"> </text:span><text:span text:style-name="T9">Orders List(Orders များစီမံခြင်း)၊ Customers List(Customersများဖြည့်သွင်းစီမံခြင်း)၊ Account Setting(Admin Account’s Username and Password ပြောင်းခြင်း)၊ </text:span><text:span text:style-name="T17">Customer</text:span><text:span text:style-name="T18">’s</text:span><text:span text:style-name="T17"> Membership များ၏ အဓိပ္ပာယ်ဖွင့်ဆိုချက်များ Manual ရေးဆိုနိုင်သောနေရာ၊ </text:span><text:span text:style-name="T9">Admin နှင့် Customer ကြားဆက်သွယ်ပြောကြားရန် Message Conservation တို့ကိုသွားရောက်နိုင်သော Menu(Options) များစသည်တို့ပါဝင်သည်။</text:span></text:p>
        </text:list-item>
        <text:list-item>
          <text:p text:style-name="P20"><text:span text:style-name="T8">Customer သည် သက်ဆိုင်ရာ Username၊ Password တို့ကိုသုံး၍ Login ဝင်ရောက်ရမည်။ ထို့နောက် Dashboard Screen တွင်</text:span><text:span text:style-name="T10"> </text:span><text:span text:style-name="T11">Deposit Amount(Balance) and Points များကြည့်ရှုခြင်း၊ Order တင်ရန် Order Request Form တစ်ခုထားရှိပေးထားခြင်း၊ <text:s/>လုပ်ဆောင်လျှက်ရှိသော Orders များနှင့် Orders ဟောင်းများကြည့်ရှုနိုင်ရန် Order Lists</text:span><text:span text:style-name="T12">၊ </text:span><text:span text:style-name="T9">Account Setting(</text:span><text:span text:style-name="T12">Customer</text:span><text:span text:style-name="T9"> Account’s Username and Password ပြောင်းခြင်း)၊Admin နှင့် Customer ကြားဆက်သွယ်ပြောကြားရန် Message Conservation တို့ကိုသွားရောက်နိုင်သော Menu(Options) များစသည်တို့ပါဝင်သည်။ </text:span><text:span text:style-name="T12">Customer သည် Mobile, Tablet, Computer (3)မျိုးလုံးတွင်သုံးနိုင်ရမည်။</text:span></text:p>
        </text:list-item>
      </text:list>
      <text:h text:style-name="Heading_20_2" text:outline-level="2"><text:span text:style-name="T9">S</text:span><text:span text:style-name="T2">creen Flow</text:span></text:h>
      <text:p text:style-name="P9"><text:span text:style-name="T12"><text:tab/>Website Admin တွင် Screen ပေါင်း (</text:span><text:span text:style-name="T13">8</text:span><text:span text:style-name="T12">) ခုပါရှိသည်။</text:span></text:p>
      <text:list xml:id="list730593527" text:style-name="L2">
        <text:list-item>
          <text:p text:style-name="P21"><draw:custom-shape text:anchor-type="paragraph" draw:z-index="4" draw:name="Shape1" draw:style-name="gr2" draw:text-style-name="P39" svg:width="0.2453in" svg:height="0.276in" svg:x="5.5429in" svg:y="0.128in"><text:p text:style-name="P38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39" svg:width="0.2453in" svg:height="0.276in" svg:x="6.3307in" svg:y="0.128in"><text:p text:style-name="P38">7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ogin Screen</text:p>
        </text:list-item>
        <text:list-item>
          <text:p text:style-name="P21"><draw:line text:anchor-type="paragraph" draw:z-index="11" draw:name="Shape6" draw:style-name="gr1" draw:text-style-name="P37" svg:x1="5.7882in" svg:y1="0.0917in" svg:x2="6.3307in" svg:y2="0.0917in"><text:p/></draw:line><draw:line text:anchor-type="paragraph" draw:z-index="28" draw:name="Shape4" draw:style-name="gr1" draw:text-style-name="P37" svg:x1="4.939in" svg:y1="0.5453in" svg:x2="5.5433in" svg:y2="0.1209in"><text:p/></draw:line>Dashboard Screen</text:p>
        </text:list-item>
        <text:list-item>
          <text:p text:style-name="P21"><draw:line text:anchor-type="paragraph" draw:z-index="13" draw:name="Shape8" draw:style-name="gr1" draw:text-style-name="P37" svg:x1="5.7882in" svg:y1="0.1972in" svg:x2="6.3307in" svg:y2="0.0201in"><text:p/></draw:line><draw:custom-shape text:anchor-type="paragraph" draw:z-index="2" draw:name="Shape1" draw:style-name="gr2" draw:text-style-name="P39" svg:width="0.2453in" svg:height="0.276in" svg:x="5.5429in" svg:y="0.1382in"><text:p text:style-name="P38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2" draw:text-style-name="P39" svg:width="0.2453in" svg:height="0.276in" svg:x="6.3307in" svg:y="0.1602in"><text:p text:style-name="P38">8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21"><draw:line text:anchor-type="paragraph" draw:z-index="9" draw:name="Shape4" draw:style-name="gr1" draw:text-style-name="P37" svg:x1="5.0008in" svg:y1="0.2957in" svg:x2="5.5433in" svg:y2="0.013in"><text:p/></draw:line><draw:line text:anchor-type="paragraph" draw:z-index="12" draw:name="Shape7" draw:style-name="gr1" draw:text-style-name="P37" svg:x1="5.7882in" svg:y1="0.0878in" svg:x2="6.3307in" svg:y2="0.0807in"><text:p/></draw:line><draw:custom-shape text:anchor-type="paragraph" draw:z-index="0" draw:name="Shape1" draw:style-name="gr2" draw:text-style-name="P41" svg:width="0.2453in" svg:height="0.276in" svg:x="3.9681in" svg:y="0.1402in"><text:p text:style-name="P38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39" svg:width="0.2453in" svg:height="0.276in" svg:x="4.7555in" svg:y="0.1618in"><text:p text:style-name="P38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ustomers List Screen</text:p>
        </text:list-item>
        <text:list-item>
          <text:p text:style-name="P22"><draw:line text:anchor-type="paragraph" draw:z-index="7" draw:name="Shape2" draw:style-name="gr4" draw:text-style-name="P37" svg:x1="4.2134in" svg:y1="0.1122in" svg:x2="4.7559in" svg:y2="0.1051in"><text:p/></draw:line><draw:custom-shape text:anchor-type="paragraph" draw:z-index="3" draw:name="Shape1" draw:style-name="gr2" draw:text-style-name="P39" svg:width="0.2453in" svg:height="0.276in" svg:x="5.5429in" svg:y="0.1484in"><text:p text:style-name="P38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3" draw:style-name="gr1" draw:text-style-name="P37" svg:x1="5.0008in" svg:y1="0.1409in" svg:x2="5.5433in" svg:y2="0.2827in"><text:p/></draw:line>Membership Description Screen</text:p>
        </text:list-item>
        <text:list-item>
          <text:p text:style-name="P21"><draw:line text:anchor-type="paragraph" draw:z-index="10" draw:name="Shape5" draw:style-name="gr1" draw:text-style-name="P37" svg:x1="4.887in" svg:y1="0.0543in" svg:x2="5.5433in" svg:y2="0.4933in"><text:p/></draw:line>Account Setting Screen</text:p>
        </text:list-item>
        <text:list-item>
          <text:p text:style-name="P21"><draw:custom-shape text:anchor-type="paragraph" draw:z-index="27" draw:name="Shape1" draw:style-name="gr2" draw:text-style-name="P39" svg:width="0.2453in" svg:height="0.276in" svg:x="5.5429in" svg:y="0.1484in"><text:p text:style-name="P38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21">Customers Detail Screen</text:p>
        </text:list-item>
        <text:list-item>
          <text:p text:style-name="P23"><draw:frame text:anchor-type="paragraph" draw:z-index="14" draw:name="Shape9" draw:style-name="gr3" draw:text-style-name="P40" svg:width="2.1579in" svg:height="0.2461in" svg:x="4.5693in" svg:y="0.1173in"><draw:text-box><text:p text:style-name="P37">Admin Screen Flow</text:p></draw:text-box></draw:frame>Chat Message Screen</text:p>
        </text:list-item>
      </text:list>
      <text:p text:style-name="P6"/>
      <text:p text:style-name="P6"/>
      <text:p text:style-name="P7"><text:tab/></text:p>
      <text:p text:style-name="P7"><text:soft-page-break/></text:p>
      <text:p text:style-name="P7"/>
      <text:p text:style-name="P12"><draw:custom-shape text:anchor-type="paragraph" draw:z-index="19" draw:name="Shape1" draw:style-name="gr2" draw:text-style-name="P39" svg:width="0.2453in" svg:height="0.276in" svg:x="5.4055in" svg:y="0.0929in"><text:p text:style-name="P38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2"><text:tab/>C</text:span><text:span text:style-name="T14">ustomer</text:span><text:span text:style-name="T12">တွင် Screen ပေါင်း (</text:span><text:span text:style-name="T13">6</text:span><text:span text:style-name="T12">) ခုပါရှိသည်။</text:span></text:p>
      <text:list xml:id="list897193199" text:style-name="L3">
        <text:list-item>
          <text:p text:style-name="P34"><draw:line text:anchor-type="paragraph" draw:z-index="23" draw:name="Shape4" draw:style-name="gr1" draw:text-style-name="P37" svg:x1="4.8634in" svg:y1="0.3311in" svg:x2="5.4059in" svg:y2="0.0484in"><text:p/></draw:line><text:span text:style-name="T12">L</text:span><text:span text:style-name="T2">ogin Screen</text:span></text:p>
        </text:list-item>
        <text:list-item>
          <text:p text:style-name="P24"><draw:custom-shape text:anchor-type="paragraph" draw:z-index="15" draw:name="Shape1" draw:style-name="gr2" draw:text-style-name="P39" svg:width="0.2453in" svg:height="0.276in" svg:x="3.8307in" svg:y="0.0728in"><text:p text:style-name="P38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2" draw:text-style-name="P39" svg:width="0.2453in" svg:height="0.276in" svg:x="4.6181in" svg:y="0.0728in"><text:p text:style-name="P38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" draw:style-name="gr2" draw:text-style-name="P39" svg:width="0.2453in" svg:height="0.276in" svg:x="5.4055in" svg:y="0.0728in"><text:p text:style-name="P38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2" draw:text-style-name="P39" svg:width="0.2453in" svg:height="0.276in" svg:x="6.1929in" svg:y="0.0728in"><text:p text:style-name="P38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Dashboard Screen</text:p>
        </text:list-item>
        <text:list-item>
          <text:p text:style-name="P24"><draw:line text:anchor-type="paragraph" draw:z-index="21" draw:name="Shape2" draw:style-name="gr4" draw:text-style-name="P37" svg:x1="4.076in" svg:y1="0.0445in" svg:x2="4.6185in" svg:y2="0.0374in"><text:p/></draw:line><draw:line text:anchor-type="paragraph" draw:z-index="22" draw:name="Shape3" draw:style-name="gr1" draw:text-style-name="P37" svg:x1="4.8634in" svg:y1="0.022in" svg:x2="5.4059in" svg:y2="0.022in"><text:p/></draw:line><draw:line text:anchor-type="paragraph" draw:z-index="24" draw:name="Shape5" draw:style-name="gr1" draw:text-style-name="P37" svg:x1="4.8634in" svg:y1="0.0969in" svg:x2="5.4059in" svg:y2="0.3571in"><text:p/></draw:line><draw:line text:anchor-type="paragraph" draw:z-index="25" draw:name="Shape6" draw:style-name="gr1" draw:text-style-name="P37" svg:x1="5.6508in" svg:y1="0.0366in" svg:x2="6.1933in" svg:y2="0.0366in"><text:p/></draw:line>Deposit Amount(Balance) Detail Screen</text:p>
        </text:list-item>
        <text:list-item>
          <text:p text:style-name="P24"><draw:custom-shape text:anchor-type="paragraph" draw:z-index="18" draw:name="Shape1" draw:style-name="gr2" draw:text-style-name="P39" svg:width="0.2453in" svg:height="0.276in" svg:x="5.4055in" svg:y="0.0835in"><text:p text:style-name="P38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24"><draw:frame text:anchor-type="paragraph" draw:z-index="26" draw:name="Shape9" draw:style-name="gr3" draw:text-style-name="P40" svg:width="2.1579in" svg:height="0.2461in" svg:x="4.3508in" svg:y="0.1764in"><draw:text-box><text:p text:style-name="P37">Customer Screen Flow</text:p></draw:text-box></draw:frame>Account Setting Screen</text:p>
        </text:list-item>
        <text:list-item>
          <text:p text:style-name="P24">Orders Detail Screen</text:p>
        </text:list-item>
        <text:list-item>
          <text:p text:style-name="P25">Chat Message Screen</text:p>
        </text:list-item>
      </text:list>
      <text:h text:style-name="P16" text:outline-level="2">Screen by Screen Detail</text:h>
      <text:p text:style-name="P11">Website Admin</text:p>
      <text:p text:style-name="P10"><text:span text:style-name="T16">1.</text:span><text:span text:style-name="T15">Login Screen တွင်</text:span></text:p>
      <text:list xml:id="list1815639665" text:style-name="L4">
        <text:list-item>
          <text:p text:style-name="P26">Header<text:span text:style-name="T24">(Text – Login Screen)</text:span></text:p>
        </text:list-item>
        <text:list-item>
          <text:p text:style-name="P26">User’s credentials နဲ့ပတ်သတ်၍ Error session တစ်ခု</text:p>
        </text:list-item>
        <text:list-item>
          <text:p text:style-name="P27">Username(input field)</text:p>
        </text:list-item>
        <text:list-item>
          <text:p text:style-name="P27">Password (input field)</text:p>
        </text:list-item>
        <text:list-item>
          <text:p text:style-name="P27">Login (button)</text:p>
        </text:list-item>
      </text:list>
      <text:p text:style-name="P5">2.Dashboard Screen တွင်</text:p>
      <text:list xml:id="list2940513283" text:style-name="L5">
        <text:list-item>
          <text:p text:style-name="P28">Customer List အရေအတွက်<text:span text:style-name="T26">ဖော်ပြခြင်း(session)</text:span></text:p>
        </text:list-item>
        <text:list-item>
          <text:p text:style-name="P29">New Order <text:span text:style-name="T25">အရေအတွက်</text:span>ဖော်ပြခြင်း(session)</text:p>
        </text:list-item>
        <text:list-item>
          <text:p text:style-name="P30">Create Customer (session)</text:p>
        </text:list-item>
        <text:list-item>
          <text:p text:style-name="P30">Message Conservation (session)</text:p>
        </text:list-item>
      </text:list>
      <text:p text:style-name="P8">4.Customers List Screen တွင်</text:p>
      <text:list xml:id="list4224061100" text:style-name="L6">
        <text:list-item>
          <text:p text:style-name="P32">Search box (By Customer and Customer Id)</text:p>
        </text:list-item>
        <text:list-item>
          <text:p text:style-name="P31">Customer List ဖော်ပြသော Table</text:p>
        </text:list-item>
        <text:list-item>
          <text:p text:style-name="P32">Table’s Column</text:p>
          <text:list>
            <text:list-item>
              <text:p text:style-name="P32">Membership</text:p>
            </text:list-item>
            <text:list-item>
              <text:p text:style-name="P32">Customer ID</text:p>
            </text:list-item>
            <text:list-item>
              <text:p text:style-name="P32">Customer Name</text:p>
            </text:list-item>
            <text:list-item>
              <text:p text:style-name="P32">Phone no.</text:p>
            </text:list-item>
            <text:list-item>
              <text:p text:style-name="P32">Balance</text:p>
            </text:list-item>
            <text:list-item>
              <text:p text:style-name="P32">Created Date</text:p>
            </text:list-item>
            <text:list-item>
              <text:p text:style-name="P32">Activate/Deactive</text:p>
            </text:list-item>
          </text:list>
        </text:list-item>
      </text:list>
      <text:p text:style-name="P13"><text:span text:style-name="T19">5</text:span><text:span text:style-name="T20">.C</text:span><text:span text:style-name="T21">hat Message</text:span><text:span text:style-name="T20"> Screen တွင်</text:span></text:p>
      <text:list xml:id="list3692813828" text:style-name="L7">
        <text:list-item>
          <text:p text:style-name="P35"><text:span text:style-name="T20">C</text:span><text:span text:style-name="T2">ustomers’ names list</text:span></text:p>
        </text:list-item>
        <text:list-item>
          <text:p text:style-name="P33">Chat Box</text:p>
          <text:list>
            <text:list-item>
              <text:p text:style-name="P33">Title(Chat with ‘Customer’s name)</text:p>
            </text:list-item>
            <text:list-item>
              <text:p text:style-name="P33">Chat histories session (Ajax from get_chat_histories.php)</text:p>
            </text:list-item>
            <text:list-item>
              <text:p text:style-name="P33">Textarea for Typing text</text:p>
            </text:list-item>
            <text:list-item>
              <text:p text:style-name="P33">Emoji Area</text:p>
            </text:list-item>
            <text:list-item>
              <text:p text:style-name="P35"><text:span text:style-name="T2">Send Butto</text:span><text:span text:style-name="T22">n</text:span></text:p>
            </text:list-item>
          </text:list>
        </text:list-item>
      </text:list>
      <text:h text:style-name="P17" text:outline-level="2">T<text:span text:style-name="T23">odo</text:span></text:h>
      <text:list xml:id="list3753622019" text:style-name="L8">
        <text:list-item>
          <text:p text:style-name="P36">Customer Profile Picture Upload</text:p>
        </text:list-item>
        <text:list-item>
          <text:p text:style-name="P36"/>
        </text:list-item>
      </text:list>
      <text:h text:style-name="P17" text:outline-level="2"><text:soft-page-break/>U<text:span text:style-name="T23">p-to-date</text:span></text:h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D0000000F4EF4C95399DB8AD3.png" xlink:type="simple" xlink:show="embed" xlink:actuate="onLoad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4.1889in"/>
    </style:style>
    <style:style style:name="Table1.B" style:family="table-column">
      <style:table-column-properties style:column-width="2.5076in"/>
    </style:style>
    <style:style style:name="Table1.A1" style:family="table-cell">
      <style:table-cell-properties fo:padding="0.0382in" fo:border="none"/>
    </style:style>
    <style:style style:name="MP1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MP2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MP3" style:family="paragraph" style:parent-style-name="Heading_20_1">
      <style:text-properties style:text-underline-style="solid" style:text-underline-width="auto" style:text-underline-color="font-color"/>
    </style:style>
    <style:style style:name="MT1" style:family="text">
      <style:text-properties officeooo:rsid="0002f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h text:style-name="MP1" text:outline-level="1"><text:span text:style-name="MT1">Project’s </text:span>Function Specification</text:h>
            </table:table-cell>
            <table:table-cell table:style-name="Table1.A1" office:value-type="string">
              <text:p text:style-name="MP2"/>
            </table:table-cell>
          </table:table-row>
        </table:table>
        <text:h text:style-name="MP3" text:outline-level="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5T20:00:50.227097527</meta:creation-date>
    <dc:date>2020-05-22T22:04:01.054438861</dc:date>
    <meta:editing-duration>PT3H40M8S</meta:editing-duration>
    <meta:editing-cycles>15</meta:editing-cycles>
    <meta:generator>LibreOffice/6.3.2.2$Linux_X86_64 LibreOffice_project/30$Build-2</meta:generator>
    <meta:document-statistic meta:table-count="1" meta:image-count="0" meta:object-count="0" meta:page-count="3" meta:paragraph-count="63" meta:word-count="358" meta:character-count="2575" meta:non-whitespace-character-count="2315"/>
  </office:meta>
</office:document-meta>
</file>